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ce4e5" fo:wrap-option="wrap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11" style:family="table-cell" style:parent-style-name="Default" style:data-style-name="N100">
      <style:table-cell-properties fo:background-color="#bce4e5"/>
    </style:style>
    <style:style style:name="ce15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8"/>
        <table:table-column table:style-name="co1" table:default-cell-style-name="ce15"/>
        <table:table-column table:style-name="co1" table:number-columns-repeated="1014" table:default-cell-style-name="ce8"/>
        <table:table-row table:style-name="ro1">
          <table:table-cell table:style-name="ce1" office:value-type="string" calcext:value-type="string">
            <text:p>OS-ID</text:p>
          </table:table-cell>
          <table:table-cell table:style-name="ce2" office:value-type="string" calcext:value-type="string">
            <text:p>dcterms:identifier </text:p>
          </table:table-cell>
          <table:table-cell table:style-name="Default" office:value-type="string" calcext:value-type="string">
            <text:p>1838 ID</text:p>
          </table:table-cell>
          <table:table-cell table:style-name="ce2" office:value-type="string" calcext:value-type="string">
            <text:p>dcterms:title </text:p>
          </table:table-cell>
          <table:table-cell table:style-name="ce2" office:value-type="string" calcext:value-type="string">
            <text:p>foaf:firstName </text:p>
          </table:table-cell>
          <table:table-cell table:style-name="ce2" office:value-type="string" calcext:value-type="string">
            <text:p>foaf:lastName </text:p>
          </table:table-cell>
          <table:table-cell table:style-name="ce2" office:value-type="string" calcext:value-type="string">
            <text:p>foaf:status </text:p>
          </table:table-cell>
          <table:table-cell table:style-name="ce2" office:value-type="string" calcext:value-type="string">
            <text:p>schema:foundingDate </text:p>
          </table:table-cell>
          <table:table-cell table:style-name="ce3" office:value-type="string" calcext:value-type="string">
            <text:p>Date type</text:p>
          </table:table-cell>
          <table:table-cell table:style-name="ce2" office:value-type="string" calcext:value-type="string">
            <text:p>bio:birth </text:p>
          </table:table-cell>
          <table:table-cell table:style-name="ce2" office:value-type="string" calcext:value-type="string">
            <text:p>bio:death </text:p>
          </table:table-cell>
          <table:table-cell table:style-name="ce2" office:value-type="string" calcext:value-type="string">
            <text:p>dcterms:description </text:p>
          </table:table-cell>
          <table:table-cell table:style-name="ce3" office:value-type="string" calcext:value-type="string">
            <text:p>bio:age</text:p>
          </table:table-cell>
          <table:table-cell table:style-name="ce2" office:value-type="string" calcext:value-type="string">
            <text:p>child of 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relationship:childOf </text:p>
          </table:table-cell>
          <table:table-cell table:style-name="ce2" office:value-type="string" calcext:value-type="string">
            <text:p>child of <text:s/>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schema:homeLocation </text:p>
          </table:table-cell>
          <table:table-cell table:style-name="ce3" office:value-type="string" calcext:value-type="string">
            <text:p>Buyer</text:p>
          </table:table-cell>
          <table:table-cell table:style-name="ce2" office:value-type="string" calcext:value-type="string">
            <text:p>schema:buyer</text:p>
          </table:table-cell>
          <table:table-cell table:style-name="ce2" office:value-type="string" calcext:value-type="string">
            <text:p>dcterms:isReferencedBy </text:p>
          </table:table-cell>
          <table:table-cell table:style-name="ce3" table:number-columns-repeated="976"/>
          <table:table-cell table:style-name="ce1" table:number-columns-repeated="3"/>
          <table:table-cell table:style-name="Default" table:number-columns-repeated="23"/>
        </table:table-row>
        <table:table-row table:style-name="ro2">
          <table:table-cell table:style-name="ce5" office:value-type="float" office:value="1181" calcext:value-type="float">
            <text:p>1181</text:p>
          </table:table-cell>
          <table:table-cell table:style-name="ce5" office:value-type="float" office:value="1117" calcext:value-type="float">
            <text:p>1117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string" calcext:value-type="string">
            <text:p>Girl (Eliza - 10)</text:p>
          </table:table-cell>
          <table:table-cell table:style-name="ce5" office:value-type="string" calcext:value-type="string">
            <text:p>Eliza 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28-01-01</text:p>
          </table:table-cell>
          <table:table-cell table:style-name="ce5"/>
          <table:table-cell table:style-name="ce5" office:value-type="string" calcext:value-type="string">
            <text:p>name and age from bill of sal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23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182" calcext:value-type="float">
            <text:p>1182</text:p>
          </table:table-cell>
          <table:table-cell table:style-name="ce5" office:value-type="float" office:value="1120" calcext:value-type="float">
            <text:p>1120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string" calcext:value-type="string">
            <text:p>Girl (Sarah - 10) </text:p>
          </table:table-cell>
          <table:table-cell table:style-name="ce5" office:value-type="string" calcext:value-type="string">
            <text:p>Sarah <text:s/>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28-01-01</text:p>
          </table:table-cell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26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186" calcext:value-type="float">
            <text:p>1186</text:p>
          </table:table-cell>
          <table:table-cell table:style-name="ce5" office:value-type="float" office:value="1132" calcext:value-type="float">
            <text:p>1132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Henry Johnson</text:p>
          </table:table-cell>
          <table:table-cell table:style-name="ce5" office:value-type="string" calcext:value-type="string">
            <text:p>xHenry</text:p>
          </table:table-cell>
          <table:table-cell table:style-name="ce5" office:value-type="string" calcext:value-type="string">
            <text:p>Johnson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28-01-01</text:p>
          </table:table-cell>
          <table:table-cell table:style-name="ce5"/>
          <table:table-cell table:style-name="ce5" office:value-type="string" calcext:value-type="string">
            <text:p>Surname from bill of sale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54" calcext:value-type="float">
            <text:p>145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2" table:style-name="ce5" office:value-type="string" calcext:value-type="string">
            <text:p>Criss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06-01-01</text:p>
          </table:table-cell>
          <table:table-cell table:style-name="ce5"/>
          <table:table-cell table:style-name="ce5" office:value-type="string" calcext:value-type="string">
            <text:p>age from bill of sale; Crissa in bill of sal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H28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58" calcext:value-type="float">
            <text:p>1458</text:p>
          </table:table-cell>
          <table:table-cell table:style-name="ce5" office:value-type="float" office:value="1110" calcext:value-type="float">
            <text:p>1110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2" table:style-name="ce5" office:value-type="string" calcext:value-type="string">
            <text:p>Matilida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08-01-01</text:p>
          </table:table-cell>
          <table:table-cell table:style-name="ce5"/>
          <table:table-cell table:style-name="ce5" office:value-type="string" calcext:value-type="string">
            <text:p>age from bill of sal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H25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59" calcext:value-type="float">
            <text:p>1459</text:p>
          </table:table-cell>
          <table:table-cell table:style-name="ce5" office:value-type="float" office:value="1111" calcext:value-type="float">
            <text:p>111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string" calcext:value-type="string">
            <text:p>xDaniel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58-01-01</text:p>
          </table:table-cell>
          <table:table-cell table:style-name="ce5"/>
          <table:table-cell table:style-name="ce5" office:value-type="string" calcext:value-type="string">
            <text:p>listed as 70 in bill of sale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60" calcext:value-type="float">
            <text:p>1460</text:p>
          </table:table-cell>
          <table:table-cell table:style-name="ce5" office:value-type="float" office:value="1112" calcext:value-type="float">
            <text:p>1112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2" table:style-name="ce5" office:value-type="string" calcext:value-type="string">
            <text:p>Margaret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12-01-01</text:p>
          </table:table-cell>
          <table:table-cell table:style-name="ce5"/>
          <table:table-cell table:style-name="ce5" office:value-type="string" calcext:value-type="string">
            <text:p>age from bill of sale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H27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61" calcext:value-type="float">
            <text:p>1461</text:p>
          </table:table-cell>
          <table:table-cell table:style-name="ce5" office:value-type="float" office:value="1113" calcext:value-type="float">
            <text:p>11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Nace</text:p>
          </table:table-cell>
          <table:table-cell table:style-name="ce5" office:value-type="string" calcext:value-type="string">
            <text:p>xNace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3-01-01</text:p>
          </table:table-cell>
          <table:table-cell table:style-name="ce5" table:number-columns-repeated="2"/>
          <table:table-cell table:style-name="ce5" office:value-type="float" office:value="55" calcext:value-type="float">
            <text:p>55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table:number-columns-repeated="3"/>
          <table:table-cell table:style-name="Default" table:number-columns-repeated="1002"/>
        </table:table-row>
        <table:table-row table:style-name="ro2">
          <table:table-cell table:style-name="ce5" office:value-type="float" office:value="1462" calcext:value-type="float">
            <text:p>1462</text:p>
          </table:table-cell>
          <table:table-cell table:style-name="ce5" office:value-type="float" office:value="1114" calcext:value-type="float">
            <text:p>1114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Len Queen</text:p>
          </table:table-cell>
          <table:table-cell table:style-name="ce5" office:value-type="string" calcext:value-type="string">
            <text:p>xLen</text:p>
          </table:table-cell>
          <table:table-cell table:style-name="ce5" office:value-type="string" calcext:value-type="string">
            <text:p>Queen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8-01-01</text:p>
          </table:table-cell>
          <table:table-cell table:style-name="ce5"/>
          <table:table-cell table:style-name="ce5" office:value-type="string" calcext:value-type="string">
            <text:p>Surname confirmed by two documents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67" calcext:value-type="float">
            <text:p>1467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Sam (Harris?)</text:p>
          </table:table-cell>
          <table:table-cell table:style-name="ce5" office:value-type="string" calcext:value-type="string">
            <text:p>xSam</text:p>
          </table:table-cell>
          <table:table-cell table:style-name="ce5" office:value-type="string" calcext:value-type="string">
            <text:p>Harris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08-01-01</text:p>
          </table:table-cell>
          <table:table-cell table:style-name="ce5"/>
          <table:table-cell table:style-name="ce5" office:value-type="string" calcext:value-type="string">
            <text:p>Could be Sam Harris (25)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74" calcext:value-type="float">
            <text:p>1474</text:p>
          </table:table-cell>
          <table:table-cell table:style-name="ce5" office:value-type="float" office:value="1164" calcext:value-type="float">
            <text:p>1164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Tom Riley</text:p>
          </table:table-cell>
          <table:table-cell table:style-name="ce5" office:value-type="string" calcext:value-type="string">
            <text:p>xTom</text:p>
          </table:table-cell>
          <table:table-cell table:style-name="ce5" office:value-type="string" calcext:value-type="string">
            <text:p>Riley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22-01-01</text:p>
          </table:table-cell>
          <table:table-cell table:style-name="ce5"/>
          <table:table-cell table:style-name="ce5" office:value-type="string" calcext:value-type="string">
            <text:p>Surname from bill of sale; <text:s/>age 18 in bill of sale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2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616" calcext:value-type="float">
            <text:p>1616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xCharlesx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63-01-01</text:p>
          </table:table-cell>
          <table:table-cell table:style-name="ce5"/>
          <table:table-cell table:style-name="ce5" office:value-type="string" calcext:value-type="string">
            <text:p>[strikeover][60]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738" calcext:value-type="float">
            <text:p>1738</text:p>
          </table:table-cell>
          <table:table-cell table:style-name="ce5" office:value-type="float" office:value="1116" calcext:value-type="float">
            <text:p>111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2" table:style-name="ce5" office:value-type="string" calcext:value-type="string">
            <text:p>Benedict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73-01-01</text:p>
          </table:table-cell>
          <table:table-cell table:style-name="ce5" table:number-columns-repeated="2"/>
          <table:table-cell table:style-name="ce5" office:value-type="float" office:value="65" calcext:value-type="float">
            <text:p>65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table:number-columns-repeated="1005"/>
        </table:table-row>
        <table:table-row table:style-name="ro2">
          <table:table-cell table:style-name="ce5" office:value-type="float" office:value="1740" calcext:value-type="float">
            <text:p>1740</text:p>
          </table:table-cell>
          <table:table-cell table:style-name="ce5" office:value-type="float" office:value="1121" calcext:value-type="float">
            <text:p>1121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2" table:style-name="ce5" office:value-type="string" calcext:value-type="string">
            <text:p>Kitt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8-01-01</text:p>
          </table:table-cell>
          <table:table-cell table:style-name="ce5"/>
          <table:table-cell table:style-name="ce5" office:value-type="string" calcext:value-type="string">
            <text:p>1 son &amp; 1 daughter; <text:s/>maybe Kitty (50) followed by Sarah (10) and Oswald (5)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H26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745" calcext:value-type="float">
            <text:p>1745</text:p>
          </table:table-cell>
          <table:table-cell table:style-name="ce5" office:value-type="float" office:value="1143" calcext:value-type="float">
            <text:p>1143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xStephen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78-01-01</text:p>
          </table:table-cell>
          <table:table-cell table:style-name="ce5"/>
          <table:table-cell table:style-name="ce5" office:value-type="string" calcext:value-type="string">
            <text:p>lame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2035" calcext:value-type="float">
            <text:p>2035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2" table:style-name="ce5" office:value-type="string" calcext:value-type="string">
            <text:p>Ann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7-01-01</text:p>
          </table:table-cell>
          <table:table-cell table:style-name="ce5"/>
          <table:table-cell table:style-name="ce5" office:value-type="string" calcext:value-type="string">
            <text:p>2 sons &amp; 2 daughters; <text:s/>age from bill of sale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H23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Teresia</text:p>
          </table:table-cell>
          <table:table-cell table:style-name="ce5" office:value-type="string" calcext:value-type="string">
            <text:p>xTeresia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68-01-01</text:p>
          </table:table-cell>
          <table:table-cell table:style-name="ce5"/>
          <table:table-cell table:style-name="ce5" office:value-type="string" calcext:value-type="string">
            <text:p>age from bill of sale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F20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3">
          <table:table-cell table:style-name="ce5" office:value-type="float" office:value="2113" calcext:value-type="float">
            <text:p>2113</text:p>
          </table:table-cell>
          <table:table-cell table:style-name="ce5" office:value-type="float" office:value="1115" calcext:value-type="float">
            <text:p>1115</text:p>
          </table:table-cell>
          <table:table-cell table:style-name="ce5" office:value-type="float" office:value="99" calcext:value-type="float">
            <text:p>99</text:p>
          </table:table-cell>
          <table:table-cell table:style-name="ce9" office:value-type="string" calcext:value-type="string">
            <text:p>Len Sweetum (or Sweden)</text:p>
          </table:table-cell>
          <table:table-cell table:style-name="ce5" office:value-type="string" calcext:value-type="string">
            <text:p>Len</text:p>
          </table:table-cell>
          <table:table-cell table:style-name="ce5" office:value-type="string" calcext:value-type="string">
            <text:p>Sweetum (or Sweden)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8-01-01</text:p>
          </table:table-cell>
          <table:table-cell table:style-name="ce5"/>
          <table:table-cell table:style-name="ce5" office:value-type="string" calcext:value-type="string">
            <text:p>Sweetum [bill of sale lists age as 57, surname as Sweden]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/>
          <table:table-cell table:formula="of:=(8000+[.C20])" office:value-type="float" office:value="8102" calcext:value-type="float">
            <text:p>8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rnard Butler</text:p>
          </table:table-cell>
          <table:table-cell office:value-type="string" calcext:value-type="string">
            <text:p>xBernard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1])" office:value-type="float" office:value="8110" calcext:value-type="float">
            <text:p>811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3-01-01</text:p>
          </table:table-cell>
          <table:table-cell/>
          <table:table-cell office:value-type="string" calcext:value-type="string">
            <text:p>2 daughters; Could be Betsy Hill (55) from bill of sale or Besy Hill (25) w/ Sam (1), Ellen (4) and Martha (2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2])" office:value-type="float" office:value="8312" calcext:value-type="float">
            <text:p>831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23])" office:value-type="float" office:value="8313" calcext:value-type="float">
            <text:p>831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24])" office:value-type="float" office:value="8300" calcext:value-type="float">
            <text:p>8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y (Charles - 1)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5])" office:value-type="float" office:value="8309" calcext:value-type="float">
            <text:p>830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oy (Oswald - 5)</text:p>
          </table:table-cell>
          <table:table-cell office:value-type="string" calcext:value-type="string">
            <text:p>Oswa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26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6])" office:value-type="float" office:value="8301" calcext:value-type="float">
            <text:p>8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oy (Sam - 1)</text:p>
          </table:table-cell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Is this Besty (Bess Hill_��s) missing infant Sa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7])" office:value-type="float" office:value="8115" calcext:value-type="float">
            <text:p>811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Celesti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28])" office:value-type="float" office:value="8107" calcext:value-type="float">
            <text:p>810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bill of sale lists age as 1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29])" office:value-type="float" office:value="8098" calcext:value-type="float">
            <text:p>80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eorge Harris</text:p>
          </table:table-cell>
          <table:table-cell office:value-type="string" calcext:value-type="string">
            <text:p>xGeorg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30])" office:value-type="float" office:value="8306" calcext:value-type="float">
            <text:p>8306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1])" office:value-type="float" office:value="8307" calcext:value-type="float">
            <text:p>8307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2])" office:value-type="float" office:value="8308" calcext:value-type="float">
            <text:p>830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3])" office:value-type="float" office:value="8311" calcext:value-type="float">
            <text:p>8311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7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4])" office:value-type="float" office:value="8314" calcext:value-type="float">
            <text:p>831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5])" office:value-type="float" office:value="8315" calcext:value-type="float">
            <text:p>831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6])" office:value-type="float" office:value="8316" calcext:value-type="float">
            <text:p>831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37])" office:value-type="float" office:value="8317" calcext:value-type="float">
            <text:p>8317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38])" office:value-type="float" office:value="8318" calcext:value-type="float">
            <text:p>831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39])" office:value-type="float" office:value="8319" calcext:value-type="float">
            <text:p>8319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40])" office:value-type="float" office:value="8304" calcext:value-type="float">
            <text:p>8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irl (Ellen - 4) </text:p>
          </table:table-cell>
          <table:table-cell office:value-type="string" calcext:value-type="string">
            <text:p>Ell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41])" office:value-type="float" office:value="8305" calcext:value-type="float">
            <text:p>8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irl (Martha - 2)</text:p>
          </table:table-cell>
          <table:table-cell office:value-type="string" calcext:value-type="string">
            <text:p>Martha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42])" office:value-type="float" office:value="8302" calcext:value-type="float">
            <text:p>8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irl (Nance - 8)</text:p>
          </table:table-cell>
          <table:table-cell office:value-type="string" calcext:value-type="string">
            <text:p>Nanc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43])" office:value-type="float" office:value="8116" calcext:value-type="float">
            <text:p>8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xHe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44])" office:value-type="float" office:value="8105" calcext:value-type="float">
            <text:p>8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im Blair</text:p>
          </table:table-cell>
          <table:table-cell office:value-type="string" calcext:value-type="string">
            <text:p>xJim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Surname from bill of sale (James); <text:s/>age 1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45])" office:value-type="float" office:value="8121" calcext:value-type="float">
            <text:p>8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xJi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4 daughters; might be Ginny from bill of sale, age from bill of s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20; H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46])" office:value-type="float" office:value="8096" calcext:value-type="float">
            <text:p>80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ohn Butl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surname confirmed in two docs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47])" office:value-type="float" office:value="8097" calcext:value-type="float">
            <text:p>80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ohn Coyl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Coyle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48])" office:value-type="float" office:value="8117" calcext:value-type="float">
            <text:p>81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49])" office:value-type="float" office:value="8119" calcext:value-type="float">
            <text:p>8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50])" office:value-type="float" office:value="8120" calcext:value-type="float">
            <text:p>81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Mary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51])" office:value-type="float" office:value="8103" calcext:value-type="float">
            <text:p>8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xWilli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</table:table>
      <table:named-expressions/>
      <table:database-ranges>
        <table:database-range table:name="__Anonymous_Sheet_DB__0" table:target-range-address="Sheet1.A1:Sheet1.V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1:38:50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38:58.595000000</meta:creation-date>
    <dc:date>2018-03-08T12:16:54.895000000</dc:date>
    <meta:editing-duration>P1DT8H49M56S</meta:editing-duration>
    <meta:editing-cycles>9</meta:editing-cycles>
    <meta:generator>LibreOffice/5.4.5.1$Windows_X86_64 LibreOffice_project/79c9829dd5d8054ec39a82dc51cd9eff340dbee8</meta:generator>
    <meta:document-statistic meta:table-count="1" meta:cell-count="658" meta:object-count="0"/>
  </office:meta>
</office:document-meta>
</file>